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C" style:family="table-column">
      <style:table-column-properties style:column-width="4.397cm" style:rel-column-width="1638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ce1b" officeooo:paragraph-rsid="0008ce1b"/>
    </style:style>
    <style:style style:name="P2" style:family="paragraph" style:parent-style-name="Standard">
      <style:text-properties officeooo:rsid="0008ce1b" officeooo:paragraph-rsid="0011edf5"/>
    </style:style>
    <style:style style:name="P3" style:family="paragraph" style:parent-style-name="Standard">
      <style:text-properties officeooo:rsid="0008ce1b" officeooo:paragraph-rsid="0012c8fd"/>
    </style:style>
    <style:style style:name="P4" style:family="paragraph" style:parent-style-name="Standard">
      <style:paragraph-properties fo:text-align="justify" style:justify-single-word="false"/>
      <style:text-properties fo:font-size="11pt" officeooo:rsid="0008ce1b" officeooo:paragraph-rsid="0008ce1b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officeooo:rsid="0008ce1b" officeooo:paragraph-rsid="0011edf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officeooo:rsid="001086e0" officeooo:paragraph-rsid="001086e0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officeooo:rsid="0012c8fd" officeooo:paragraph-rsid="0012c8fd" style:font-size-asian="11pt" style:font-size-complex="11pt"/>
    </style:style>
    <style:style style:name="P8" style:family="paragraph" style:parent-style-name="Standard">
      <style:text-properties fo:font-weight="bold" officeooo:rsid="0008ce1b" officeooo:paragraph-rsid="0008ce1b" style:font-weight-asian="bold" style:font-weight-complex="bold"/>
    </style:style>
    <style:style style:name="P9" style:family="paragraph" style:parent-style-name="Standard">
      <style:text-properties fo:font-weight="bold" officeooo:rsid="0008ce1b" officeooo:paragraph-rsid="0011edf5" style:font-weight-asian="bold" style:font-weight-complex="bold"/>
    </style:style>
    <style:style style:name="P10" style:family="paragraph" style:parent-style-name="Standard">
      <style:text-properties fo:font-weight="bold" officeooo:rsid="0008ce1b" officeooo:paragraph-rsid="0012c8fd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size="11pt" officeooo:rsid="0008d082" officeooo:paragraph-rsid="0008d082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fo:font-size="11pt" officeooo:rsid="0008d082" officeooo:paragraph-rsid="000aba70" style:font-size-asian="11pt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fo:font-size="11pt" officeooo:rsid="0008ce1b" officeooo:paragraph-rsid="0008ce1b" style:font-size-asian="11pt" style:font-size-complex="11pt"/>
    </style:style>
    <style:style style:name="P14" style:family="paragraph" style:parent-style-name="Table_20_Contents">
      <style:paragraph-properties fo:text-align="justify" style:justify-single-word="false"/>
      <style:text-properties fo:font-size="11pt" officeooo:rsid="0008ce1b" officeooo:paragraph-rsid="0008d082" style:font-size-asian="11pt" style:font-size-complex="11pt"/>
    </style:style>
    <style:style style:name="P15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fo:font-size="11pt" officeooo:rsid="000a6eaa" officeooo:paragraph-rsid="000a6eaa" style:font-size-asian="11pt" style:font-size-complex="11pt"/>
    </style:style>
    <style:style style:name="P17" style:family="paragraph" style:parent-style-name="Table_20_Contents">
      <style:paragraph-properties fo:text-align="justify" style:justify-single-word="false"/>
      <style:text-properties fo:font-size="11pt" officeooo:rsid="000aba70" officeooo:paragraph-rsid="000aba70" style:font-size-asian="11pt" style:font-size-complex="11pt"/>
    </style:style>
    <style:style style:name="P18" style:family="paragraph" style:parent-style-name="Table_20_Contents">
      <style:paragraph-properties fo:text-align="justify" style:justify-single-word="false"/>
      <style:text-properties fo:font-size="11pt" officeooo:rsid="000aba70" officeooo:paragraph-rsid="000c6241" style:font-size-asian="11pt" style:font-size-complex="11pt"/>
    </style:style>
    <style:style style:name="P19" style:family="paragraph" style:parent-style-name="Table_20_Contents">
      <style:paragraph-properties fo:text-align="justify" style:justify-single-word="false"/>
      <style:text-properties fo:font-size="11pt" officeooo:rsid="000c6241" officeooo:paragraph-rsid="000c6241" style:font-size-asian="11pt" style:font-size-complex="11pt"/>
    </style:style>
    <style:style style:name="P20" style:family="paragraph" style:parent-style-name="Table_20_Contents">
      <style:paragraph-properties fo:text-align="justify" style:justify-single-word="false"/>
      <style:text-properties fo:font-size="11pt" officeooo:rsid="000e2af4" officeooo:paragraph-rsid="000e2af4" style:font-size-asian="11pt" style:font-size-complex="11pt"/>
    </style:style>
    <style:style style:name="T1" style:family="text">
      <style:text-properties officeooo:rsid="0008d082"/>
    </style:style>
    <style:style style:name="T2" style:family="text">
      <style:text-properties officeooo:rsid="000aba70"/>
    </style:style>
    <style:style style:name="T3" style:family="text">
      <style:text-properties officeooo:rsid="000e2af4"/>
    </style:style>
    <style:style style:name="T4" style:family="text">
      <style:text-properties officeooo:rsid="001013b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013be" style:font-weight-asian="bold" style:font-weight-complex="bold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officeooo:rsid="0011edf5"/>
    </style:style>
    <style:style style:name="T10" style:family="text">
      <style:text-properties officeooo:rsid="0012c8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lase 94</text:p>
      <text:p text:style-name="P1"/>
      <text:p text:style-name="P4">Ciclo de vida de una Pagina</text:p>
      <text:p text:style-name="P6"><text:a xlink:type="simple" xlink:href="https://ionicframework.com/docs/api/navigation/NavController/">https://ionicframework.com/docs/api/navigation/NavController/</text:a></text:p>
      <text:p text:style-name="P6"/>
      <table:table table:name="Tabla1" table:style-name="Tabla1">
        <table:table-column table:style-name="Tabla1.A" table:number-columns-repeated="2"/>
        <table:table-column table:style-name="Tabla1.C" table:number-columns-repeated="2"/>
        <table:table-row>
          <table:table-cell table:style-name="Tabla1.A1" office:value-type="string">
            <text:p text:style-name="P19">Evento de la página</text:p>
          </table:table-cell>
          <table:table-cell table:style-name="Tabla1.A1" office:value-type="string">
            <text:p text:style-name="P19">Retorna</text:p>
          </table:table-cell>
          <table:table-cell table:style-name="Tabla1.A1" office:value-type="string">
            <text:p text:style-name="P19">evento</text:p>
          </table:table-cell>
          <table:table-cell table:style-name="Tabla1.D1" office:value-type="string">
            <text:p text:style-name="P19">Descripción</text:p>
          </table:table-cell>
        </table:table-row>
        <table:table-row>
          <table:table-cell table:style-name="Tabla1.A2" office:value-type="string">
            <text:p text:style-name="P11">ionViewCanEnter</text:p>
          </table:table-cell>
          <table:table-cell table:style-name="Tabla1.A2" office:value-type="string">
            <text:p text:style-name="P11">bool/prom</text:p>
            <text:p text:style-name="P11"/>
            <text:p text:style-name="P11"/>
          </table:table-cell>
          <table:table-cell table:style-name="Tabla1.A2" office:value-type="string">
            <text:p text:style-name="P13">1-Puede entrar</text:p>
          </table:table-cell>
          <table:table-cell table:style-name="Tabla1.D2" office:value-type="string">
            <text:p text:style-name="P14">Verificación que podemos hacer para ver si el usuario puede o no entrar a la pagina. </text:p>
            <text:p text:style-name="P14"><text:span text:style-name="T1">Es una especie de “guard” para revisar si tiene permiso de ver esa página en particular</text:span></text:p>
          </table:table-cell>
        </table:table-row>
        <table:table-row>
          <table:table-cell table:style-name="Tabla1.A2" office:value-type="string">
            <text:p text:style-name="P12">ionView<text:span text:style-name="T2">DidLoad</text:span></text:p>
          </table:table-cell>
          <table:table-cell table:style-name="Tabla1.A2" office:value-type="string">
            <text:p text:style-name="P17">void</text:p>
          </table:table-cell>
          <table:table-cell table:style-name="Tabla1.A2" office:value-type="string">
            <text:p text:style-name="P13">2- <text:span text:style-name="T5">Cargo la pagina</text:span></text:p>
          </table:table-cell>
          <table:table-cell table:style-name="Tabla1.D2" office:value-type="string">
            <text:p text:style-name="P13">Pagina es cargada pero todavía no se encuentra en pantalla.</text:p>
            <text:p text:style-name="P16">Este evento <text:span text:style-name="T8">sólo pasa una vez</text:span> que la página es cargada. Si nos movemos a otra pero esta en la pila, este evento no se disparará nuevamente.</text:p>
          </table:table-cell>
        </table:table-row>
        <table:table-row>
          <table:table-cell table:style-name="Tabla1.A2" office:value-type="string">
            <text:p text:style-name="P12">ionView<text:span text:style-name="T2">WillEnter</text:span></text:p>
          </table:table-cell>
          <table:table-cell table:style-name="Tabla1.A2" office:value-type="string">
            <text:p text:style-name="P17">void</text:p>
          </table:table-cell>
          <table:table-cell table:style-name="Tabla1.A2" office:value-type="string">
            <text:p text:style-name="P13">3- La pagina va a ser mostrada</text:p>
          </table:table-cell>
          <table:table-cell table:style-name="Tabla1.D2" office:value-type="string">
            <text:p text:style-name="P13">Cuando ya se va a mostrar la pagina.</text:p>
            <text:p text:style-name="P16">Se ejecuta cada vez que la página se vuelve a activar.</text:p>
          </table:table-cell>
        </table:table-row>
        <table:table-row>
          <table:table-cell table:style-name="Tabla1.A2" office:value-type="string">
            <text:p text:style-name="P12">ionView<text:span text:style-name="T2">DidEnter</text:span></text:p>
          </table:table-cell>
          <table:table-cell table:style-name="Tabla1.A2" office:value-type="string">
            <text:p text:style-name="P17">void</text:p>
          </table:table-cell>
          <table:table-cell table:style-name="Tabla1.A2" office:value-type="string">
            <text:p text:style-name="P13">4-La Pagina esta en pantalla</text:p>
          </table:table-cell>
          <table:table-cell table:style-name="Tabla1.D2" office:value-type="string">
            <text:p text:style-name="P13">La pagina ya se encuentra encima de nuestro stack de pantalla o nuestro stack de pagina.</text:p>
            <text:p text:style-name="P16">Se ejecuta cuando la página es cargada y se vuelve activa.</text:p>
          </table:table-cell>
        </table:table-row>
        <table:table-row>
          <table:table-cell table:style-name="Tabla1.A2" office:value-type="string">
            <text:p text:style-name="P12">ionView<text:span text:style-name="T2">CanLeave</text:span></text:p>
          </table:table-cell>
          <table:table-cell table:style-name="Tabla1.A2" office:value-type="string">
            <text:p text:style-name="P17">bool/prom</text:p>
          </table:table-cell>
          <table:table-cell table:style-name="Tabla1.A2" office:value-type="string">
            <text:p text:style-name="P13">5- Puede Salir</text:p>
          </table:table-cell>
          <table:table-cell table:style-name="Tabla1.D2" office:value-type="string">
            <text:p text:style-name="P13">Verificación de si el usuario puede salir o no.</text:p>
            <text:p text:style-name="P16">Otra especie de “guard”, utilizado para verificar si el usuario puede salir de la pantalla.</text:p>
          </table:table-cell>
        </table:table-row>
        <table:table-row>
          <table:table-cell table:style-name="Tabla1.A2" office:value-type="string">
            <text:p text:style-name="P12">ionView<text:span text:style-name="T2">WillLeave</text:span></text:p>
          </table:table-cell>
          <table:table-cell table:style-name="Tabla1.A2" office:value-type="string">
            <text:p text:style-name="P17">void</text:p>
          </table:table-cell>
          <table:table-cell table:style-name="Tabla1.A2" office:value-type="string">
            <text:p text:style-name="P13">6- La página se volverá innactiva</text:p>
          </table:table-cell>
          <table:table-cell table:style-name="Tabla1.D2" office:value-type="string">
            <text:p text:style-name="P13">Una vez de pasado el proceso de verificación de que pueda salir. Se va a correr un procedimiento qe vuelve inactiva la pantalla, aqui todavía se puede ejecutar funciones.</text:p>
            <text:p text:style-name="P16">Se ejecuta cuando la página esta a punto de volverse inactiva.</text:p>
          </table:table-cell>
        </table:table-row>
        <text:soft-page-break/>
        <table:table-row>
          <table:table-cell table:style-name="Tabla1.A2" office:value-type="string">
            <text:p text:style-name="P12">ionView<text:span text:style-name="T2">DidLeave</text:span></text:p>
          </table:table-cell>
          <table:table-cell table:style-name="Tabla1.A2" office:value-type="string">
            <text:p text:style-name="P17">void</text:p>
          </table:table-cell>
          <table:table-cell table:style-name="Tabla1.A2" office:value-type="string">
            <text:p text:style-name="P13">7- Termino de salir de la pagina</text:p>
          </table:table-cell>
          <table:table-cell table:style-name="Tabla1.D2" office:value-type="string">
            <text:p text:style-name="P13">Ya aqui la pagina no esta en el topo de nuestro stack de pantalla. Puede ser que haya otra pantalla que este a punto de entrar o esta pantalla esta a punto de ser destruida.</text:p>
            <text:p text:style-name="P16">Se ejecuta cuando la página ha terminado de salir.</text:p>
          </table:table-cell>
        </table:table-row>
        <table:table-row>
          <table:table-cell table:style-name="Tabla1.A2" office:value-type="string">
            <text:p text:style-name="P20">ionViewWillUnload</text:p>
          </table:table-cell>
          <table:table-cell table:style-name="Tabla1.A2" office:value-type="string">
            <text:p text:style-name="P18">void</text:p>
          </table:table-cell>
          <table:table-cell table:style-name="Tabla1.A2" office:value-type="string">
            <text:p text:style-name="P13">8- <text:span text:style-name="T6">La página será destruida</text:span></text:p>
          </table:table-cell>
          <table:table-cell table:style-name="Tabla1.D2" office:value-type="string">
            <text:p text:style-name="P13">Este paso no se ejecuta siempre. Sucede cdo ejecutamos un pop de una pantalla o un dismiss de una modal. </text:p>
            <text:p text:style-name="P20">Se ejecuta cuando la página esta a punto de ser destruida</text:p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D2" office:value-type="string">
            <text:p text:style-name="P15"/>
          </table:table-cell>
        </table:table-row>
      </table:table>
      <text:p text:style-name="P4"/>
      <text:p text:style-name="P4"/>
      <text:p text:style-name="P9">Clase 9<text:span text:style-name="T9">5. Demostración de los eventos</text:span></text:p>
      <text:p text:style-name="P2"/>
      <text:p text:style-name="P5">Ciclo de vida de una Pagina</text:p>
      <text:p text:style-name="P5"/>
      <text:p text:style-name="P10">Clase 9<text:span text:style-name="T10">6. Slides</text:span></text:p>
      <text:p text:style-name="P3"/>
      <text:p text:style-name="P7"><text:a xlink:type="simple" xlink:href="https://ionicframework.com/docs/components/#slides">https://ionicframework.com/docs/components/#slides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00:01:03.744704920</meta:creation-date>
    <dc:date>2017-09-16T12:58:45.969123689</dc:date>
    <meta:editing-duration>PT12H47M4S</meta:editing-duration>
    <meta:editing-cycles>9</meta:editing-cycles>
    <meta:generator>LibreOffice/4.2.8.2$Linux_X86_64 LibreOffice_project/420m0$Build-2</meta:generator>
    <meta:document-statistic meta:table-count="1" meta:image-count="0" meta:object-count="0" meta:page-count="2" meta:paragraph-count="51" meta:word-count="341" meta:character-count="1992" meta:non-whitespace-character-count="1699"/>
  </office:meta>
</office:document-meta>
</file>